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]*15/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EILING([.D1]*12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]/127" office:value-type="float" office:value="0" calcext:value-type="float">
            <text:p>0</text:p>
          </table:table-cell>
          <table:table-cell table:formula="of:=VLOOKUP([.$H1];[.D$1:.E$16];2;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465400167849" calcext:value-type="float">
            <text:p>0,00465400167849</text:p>
          </table:table-cell>
          <table:table-cell office:value-type="float" office:value="0.00772106507973" calcext:value-type="float">
            <text:p>0,00772106507973</text:p>
          </table:table-cell>
          <table:table-cell table:formula="of:=[.C2]*15/16" office:value-type="float" office:value="0.00723849851224688" calcext:value-type="float">
            <text:p>0,00723849851224688</text:p>
          </table:table-cell>
          <table:table-cell office:value-type="float" office:value="1" calcext:value-type="float">
            <text:p>1</text:p>
          </table:table-cell>
          <table:table-cell table:formula="of:=CEILING([.D2]*127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G2]/127" office:value-type="float" office:value="0.0078740157480315" calcext:value-type="float">
            <text:p>0,0078740157480315</text:p>
          </table:table-cell>
          <table:table-cell table:formula="of:=VLOOKUP([.$H2];[.D$1:.E$16];2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0109559777218" calcext:value-type="float">
            <text:p>0,0109559777218</text:p>
          </table:table-cell>
          <table:table-cell office:value-type="float" office:value="0.0139620050355" calcext:value-type="float">
            <text:p>0,0139620050355</text:p>
          </table:table-cell>
          <table:table-cell table:formula="of:=[.C3]*15/16" office:value-type="float" office:value="0.0130893797207813" calcext:value-type="float">
            <text:p>0,0130893797207813</text:p>
          </table:table-cell>
          <table:table-cell office:value-type="float" office:value="2" calcext:value-type="float">
            <text:p>2</text:p>
          </table:table-cell>
          <table:table-cell table:formula="of:=CEILING([.D3]*127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G3]/127" office:value-type="float" office:value="0.015748031496063" calcext:value-type="float">
            <text:p>0,015748031496063</text:p>
          </table:table-cell>
          <table:table-cell table:formula="of:=VLOOKUP([.$H3];[.D$1:.E$16];2;1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0169985503929" calcext:value-type="float">
            <text:p>0,0169985503929</text:p>
          </table:table-cell>
          <table:table-cell office:value-type="float" office:value="0.0200198367285" calcext:value-type="float">
            <text:p>0,0200198367285</text:p>
          </table:table-cell>
          <table:table-cell table:formula="of:=[.C4]*15/16" office:value-type="float" office:value="0.0187685969329688" calcext:value-type="float">
            <text:p>0,0187685969329688</text:p>
          </table:table-cell>
          <table:table-cell office:value-type="float" office:value="3" calcext:value-type="float">
            <text:p>3</text:p>
          </table:table-cell>
          <table:table-cell table:formula="of:=CEILING([.D4]*127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G4]/127" office:value-type="float" office:value="0.0236220472440945" calcext:value-type="float">
            <text:p>0,0236220472440945</text:p>
          </table:table-cell>
          <table:table-cell table:formula="of:=VLOOKUP([.$H4];[.D$1:.E$16];2;1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024368657969" calcext:value-type="float">
            <text:p>0,024368657969</text:p>
          </table:table-cell>
          <table:table-cell office:value-type="float" office:value="0.029694056611" calcext:value-type="float">
            <text:p>0,029694056611</text:p>
          </table:table-cell>
          <table:table-cell table:formula="of:=[.C5]*15/16" office:value-type="float" office:value="0.0278381780728125" calcext:value-type="float">
            <text:p>0,0278381780728125</text:p>
          </table:table-cell>
          <table:table-cell office:value-type="float" office:value="4" calcext:value-type="float">
            <text:p>4</text:p>
          </table:table-cell>
          <table:table-cell table:formula="of:=CEILING([.D5]*127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G5]/127" office:value-type="float" office:value="0.031496062992126" calcext:value-type="float">
            <text:p>0,031496062992126</text:p>
          </table:table-cell>
          <table:table-cell table:formula="of:=VLOOKUP([.$H5];[.D$1:.E$16];2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0350652323186" calcext:value-type="float">
            <text:p>0,0350652323186</text:p>
          </table:table-cell>
          <table:table-cell office:value-type="float" office:value="0.0403906309606" calcext:value-type="float">
            <text:p>0,0403906309606</text:p>
          </table:table-cell>
          <table:table-cell table:formula="of:=[.C6]*15/16" office:value-type="float" office:value="0.0378662165255625" calcext:value-type="float">
            <text:p>0,0378662165255625</text:p>
          </table:table-cell>
          <table:table-cell office:value-type="float" office:value="5" calcext:value-type="float">
            <text:p>5</text:p>
          </table:table-cell>
          <table:table-cell table:formula="of:=CEILING([.D6]*127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G6]/127" office:value-type="float" office:value="0.0393700787401575" calcext:value-type="float">
            <text:p>0,0393700787401575</text:p>
          </table:table-cell>
          <table:table-cell table:formula="of:=VLOOKUP([.$H6];[.D$1:.E$16];2;1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0485389486534" calcext:value-type="float">
            <text:p>0,0485389486534</text:p>
          </table:table-cell>
          <table:table-cell office:value-type="float" office:value="0.0583352407111" calcext:value-type="float">
            <text:p>0,0583352407111</text:p>
          </table:table-cell>
          <table:table-cell table:formula="of:=[.C7]*15/16" office:value-type="float" office:value="0.0546892881666563" calcext:value-type="float">
            <text:p>0,0546892881666563</text:p>
          </table:table-cell>
          <table:table-cell office:value-type="float" office:value="6" calcext:value-type="float">
            <text:p>6</text:p>
          </table:table-cell>
          <table:table-cell table:formula="of:=CEILING([.D7]*127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G7]/127" office:value-type="float" office:value="0.047244094488189" calcext:value-type="float">
            <text:p>0,047244094488189</text:p>
          </table:table-cell>
          <table:table-cell table:formula="of:=VLOOKUP([.$H7];[.D$1:.E$16];2;1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0680552376593" calcext:value-type="float">
            <text:p>0,0680552376593</text:p>
          </table:table-cell>
          <table:table-cell office:value-type="float" office:value="0.0777752346075" calcext:value-type="float">
            <text:p>0,0777752346075</text:p>
          </table:table-cell>
          <table:table-cell table:formula="of:=[.C8]*15/16" office:value-type="float" office:value="0.0729142824445312" calcext:value-type="float">
            <text:p>0,0729142824445312</text:p>
          </table:table-cell>
          <table:table-cell office:value-type="float" office:value="7" calcext:value-type="float">
            <text:p>7</text:p>
          </table:table-cell>
          <table:table-cell table:formula="of:=CEILING([.D8]*127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G8]/127" office:value-type="float" office:value="0.0551181102362205" calcext:value-type="float">
            <text:p>0,0551181102362205</text:p>
          </table:table-cell>
          <table:table-cell table:formula="of:=VLOOKUP([.$H8];[.D$1:.E$16];2;1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0925154497597" calcext:value-type="float">
            <text:p>0,0925154497597</text:p>
          </table:table-cell>
          <table:table-cell office:value-type="float" office:value="0.111085679408" calcext:value-type="float">
            <text:p>0,111085679408</text:p>
          </table:table-cell>
          <table:table-cell table:formula="of:=[.C9]*15/16" office:value-type="float" office:value="0.104142824445" calcext:value-type="float">
            <text:p>0,104142824445</text:p>
          </table:table-cell>
          <table:table-cell office:value-type="float" office:value="8" calcext:value-type="float">
            <text:p>8</text:p>
          </table:table-cell>
          <table:table-cell table:formula="of:=CEILING([.D9]*127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G9]/127" office:value-type="float" office:value="0.062992125984252" calcext:value-type="float">
            <text:p>0,062992125984252</text:p>
          </table:table-cell>
          <table:table-cell table:formula="of:=VLOOKUP([.$H9];[.D$1:.E$16];2;1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129747463188" calcext:value-type="float">
            <text:p>0,129747463188</text:p>
          </table:table-cell>
          <table:table-cell office:value-type="float" office:value="0.148485542077" calcext:value-type="float">
            <text:p>0,148485542077</text:p>
          </table:table-cell>
          <table:table-cell table:formula="of:=[.C10]*15/16" office:value-type="float" office:value="0.139205195697187" calcext:value-type="float">
            <text:p>0,139205195697187</text:p>
          </table:table-cell>
          <table:table-cell office:value-type="float" office:value="9" calcext:value-type="float">
            <text:p>9</text:p>
          </table:table-cell>
          <table:table-cell table:formula="of:=CEILING([.D10]*127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G10]/127" office:value-type="float" office:value="0.0708661417322835" calcext:value-type="float">
            <text:p>0,0708661417322835</text:p>
          </table:table-cell>
          <table:table-cell table:formula="of:=VLOOKUP([.$H10];[.D$1:.E$16];2;1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17666895552" calcext:value-type="float">
            <text:p>0,17666895552</text:p>
          </table:table-cell>
          <table:table-cell office:value-type="float" office:value="0.211551079576" calcext:value-type="float">
            <text:p>0,211551079576</text:p>
          </table:table-cell>
          <table:table-cell table:formula="of:=[.C11]*15/16" office:value-type="float" office:value="0.1983291371025" calcext:value-type="float">
            <text:p>0,1983291371025</text:p>
          </table:table-cell>
          <table:table-cell office:value-type="float" office:value="10" calcext:value-type="float">
            <text:p>10</text:p>
          </table:table-cell>
          <table:table-cell table:formula="of:=CEILING([.D11]*127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G11]/127" office:value-type="float" office:value="0.078740157480315" calcext:value-type="float">
            <text:p>0,078740157480315</text:p>
          </table:table-cell>
          <table:table-cell table:formula="of:=VLOOKUP([.$H11];[.D$1:.E$16];2;1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246387426566" calcext:value-type="float">
            <text:p>0,246387426566</text:p>
          </table:table-cell>
          <table:table-cell office:value-type="float" office:value="0.281101701381" calcext:value-type="float">
            <text:p>0,281101701381</text:p>
          </table:table-cell>
          <table:table-cell table:formula="of:=[.C12]*15/16" office:value-type="float" office:value="0.263532845044688" calcext:value-type="float">
            <text:p>0,263532845044688</text:p>
          </table:table-cell>
          <table:table-cell office:value-type="float" office:value="11" calcext:value-type="float">
            <text:p>11</text:p>
          </table:table-cell>
          <table:table-cell table:formula="of:=CEILING([.D12]*127)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[.G12]/127" office:value-type="float" office:value="0.0866141732283465" calcext:value-type="float">
            <text:p>0,0866141732283465</text:p>
          </table:table-cell>
          <table:table-cell table:formula="of:=VLOOKUP([.$H12];[.D$1:.E$16];2;1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333730067903" calcext:value-type="float">
            <text:p>0,333730067903</text:p>
          </table:table-cell>
          <table:table-cell office:value-type="float" office:value="0.400427252613" calcext:value-type="float">
            <text:p>0,400427252613</text:p>
          </table:table-cell>
          <table:table-cell table:formula="of:=[.C13]*15/16" office:value-type="float" office:value="0.375400549324687" calcext:value-type="float">
            <text:p>0,375400549324687</text:p>
          </table:table-cell>
          <table:table-cell office:value-type="float" office:value="12" calcext:value-type="float">
            <text:p>12</text:p>
          </table:table-cell>
          <table:table-cell table:formula="of:=CEILING([.D13]*127)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formula="of:=[.G13]/127" office:value-type="float" office:value="0.094488188976378" calcext:value-type="float">
            <text:p>0,094488188976378</text:p>
          </table:table-cell>
          <table:table-cell table:formula="of:=VLOOKUP([.$H13];[.D$1:.E$16];2;1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467383840696" calcext:value-type="float">
            <text:p>0,467383840696</text:p>
          </table:table-cell>
          <table:table-cell office:value-type="float" office:value="0.53443198291" calcext:value-type="float">
            <text:p>0,53443198291</text:p>
          </table:table-cell>
          <table:table-cell table:formula="of:=[.C14]*15/16" office:value-type="float" office:value="0.501029983978125" calcext:value-type="float">
            <text:p>0,501029983978125</text:p>
          </table:table-cell>
          <table:table-cell office:value-type="float" office:value="13" calcext:value-type="float">
            <text:p>13</text:p>
          </table:table-cell>
          <table:table-cell table:formula="of:=CEILING([.D14]*127)"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formula="of:=[.G14]/127" office:value-type="float" office:value="0.102362204724409" calcext:value-type="float">
            <text:p>0,102362204724409</text:p>
          </table:table-cell>
          <table:table-cell table:formula="of:=VLOOKUP([.$H14];[.D$1:.E$16];2;1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635172045472" calcext:value-type="float">
            <text:p>0,635172045472</text:p>
          </table:table-cell>
          <table:table-cell office:value-type="float" office:value="0.75800717174" calcext:value-type="float">
            <text:p>0,75800717174</text:p>
          </table:table-cell>
          <table:table-cell table:formula="of:=[.C15]*15/16" office:value-type="float" office:value="0.71063172350625" calcext:value-type="float">
            <text:p>0,71063172350625</text:p>
          </table:table-cell>
          <table:table-cell office:value-type="float" office:value="14" calcext:value-type="float">
            <text:p>14</text:p>
          </table:table-cell>
          <table:table-cell table:formula="of:=CEILING([.D15]*127)"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formula="of:=[.G15]/127" office:value-type="float" office:value="0.110236220472441" calcext:value-type="float">
            <text:p>0,110236220472441</text:p>
          </table:table-cell>
          <table:table-cell table:formula="of:=VLOOKUP([.$H15];[.D$1:.E$16];2;1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879926756695" calcext:value-type="float">
            <text:p>0,879926756695</text:p>
          </table:table-cell>
          <table:table-cell office:value-type="float" office:value="1" calcext:value-type="float">
            <text:p>1</text:p>
          </table:table-cell>
          <table:table-cell table:formula="of:=[.C16]*15/16" office:value-type="float" office:value="0.9375" calcext:value-type="float">
            <text:p>0,9375</text:p>
          </table:table-cell>
          <table:table-cell office:value-type="float" office:value="15" calcext:value-type="float">
            <text:p>15</text:p>
          </table:table-cell>
          <table:table-cell table:formula="of:=CEILING([.D16]*127)"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formula="of:=[.G16]/127" office:value-type="float" office:value="0.118110236220472" calcext:value-type="float">
            <text:p>0,118110236220472</text:p>
          </table:table-cell>
          <table:table-cell table:formula="of:=VLOOKUP([.$H16];[.D$1:.E$16];2;1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[.G17]/127" office:value-type="float" office:value="0.125984251968504" calcext:value-type="float">
            <text:p>0,125984251968504</text:p>
          </table:table-cell>
          <table:table-cell table:formula="of:=VLOOKUP([.$H17];[.D$1:.E$16];2;1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[.G18]/127" office:value-type="float" office:value="0.133858267716535" calcext:value-type="float">
            <text:p>0,133858267716535</text:p>
          </table:table-cell>
          <table:table-cell table:formula="of:=VLOOKUP([.$H18];[.D$1:.E$16];2;1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[.G19]/127" office:value-type="float" office:value="0.141732283464567" calcext:value-type="float">
            <text:p>0,141732283464567</text:p>
          </table:table-cell>
          <table:table-cell table:formula="of:=VLOOKUP([.$H19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[.G20]/127" office:value-type="float" office:value="0.149606299212598" calcext:value-type="float">
            <text:p>0,149606299212598</text:p>
          </table:table-cell>
          <table:table-cell table:formula="of:=VLOOKUP([.$H20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[.G21]/127" office:value-type="float" office:value="0.15748031496063" calcext:value-type="float">
            <text:p>0,15748031496063</text:p>
          </table:table-cell>
          <table:table-cell table:formula="of:=VLOOKUP([.$H21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[.G22]/127" office:value-type="float" office:value="0.165354330708661" calcext:value-type="float">
            <text:p>0,165354330708661</text:p>
          </table:table-cell>
          <table:table-cell table:formula="of:=VLOOKUP([.$H22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[.G23]/127" office:value-type="float" office:value="0.173228346456693" calcext:value-type="float">
            <text:p>0,173228346456693</text:p>
          </table:table-cell>
          <table:table-cell table:formula="of:=VLOOKUP([.$H23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[.G24]/127" office:value-type="float" office:value="0.181102362204724" calcext:value-type="float">
            <text:p>0,181102362204724</text:p>
          </table:table-cell>
          <table:table-cell table:formula="of:=VLOOKUP([.$H24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[.G25]/127" office:value-type="float" office:value="0.188976377952756" calcext:value-type="float">
            <text:p>0,188976377952756</text:p>
          </table:table-cell>
          <table:table-cell table:formula="of:=VLOOKUP([.$H25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[.G26]/127" office:value-type="float" office:value="0.196850393700787" calcext:value-type="float">
            <text:p>0,196850393700787</text:p>
          </table:table-cell>
          <table:table-cell table:formula="of:=VLOOKUP([.$H26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[.G27]/127" office:value-type="float" office:value="0.204724409448819" calcext:value-type="float">
            <text:p>0,204724409448819</text:p>
          </table:table-cell>
          <table:table-cell table:formula="of:=VLOOKUP([.$H27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[.G28]/127" office:value-type="float" office:value="0.21259842519685" calcext:value-type="float">
            <text:p>0,21259842519685</text:p>
          </table:table-cell>
          <table:table-cell table:formula="of:=VLOOKUP([.$H28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[.G29]/127" office:value-type="float" office:value="0.220472440944882" calcext:value-type="float">
            <text:p>0,220472440944882</text:p>
          </table:table-cell>
          <table:table-cell table:formula="of:=VLOOKUP([.$H29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[.G30]/127" office:value-type="float" office:value="0.228346456692913" calcext:value-type="float">
            <text:p>0,228346456692913</text:p>
          </table:table-cell>
          <table:table-cell table:formula="of:=VLOOKUP([.$H30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[.G31]/127" office:value-type="float" office:value="0.236220472440945" calcext:value-type="float">
            <text:p>0,236220472440945</text:p>
          </table:table-cell>
          <table:table-cell table:formula="of:=VLOOKUP([.$H31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[.G32]/127" office:value-type="float" office:value="0.244094488188976" calcext:value-type="float">
            <text:p>0,244094488188976</text:p>
          </table:table-cell>
          <table:table-cell table:formula="of:=VLOOKUP([.$H32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[.G33]/127" office:value-type="float" office:value="0.251968503937008" calcext:value-type="float">
            <text:p>0,251968503937008</text:p>
          </table:table-cell>
          <table:table-cell table:formula="of:=VLOOKUP([.$H33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[.G34]/127" office:value-type="float" office:value="0.259842519685039" calcext:value-type="float">
            <text:p>0,259842519685039</text:p>
          </table:table-cell>
          <table:table-cell table:formula="of:=VLOOKUP([.$H34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[.G35]/127" office:value-type="float" office:value="0.267716535433071" calcext:value-type="float">
            <text:p>0,267716535433071</text:p>
          </table:table-cell>
          <table:table-cell table:formula="of:=VLOOKUP([.$H35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[.G36]/127" office:value-type="float" office:value="0.275590551181102" calcext:value-type="float">
            <text:p>0,275590551181102</text:p>
          </table:table-cell>
          <table:table-cell table:formula="of:=VLOOKUP([.$H36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[.G37]/127" office:value-type="float" office:value="0.283464566929134" calcext:value-type="float">
            <text:p>0,283464566929134</text:p>
          </table:table-cell>
          <table:table-cell table:formula="of:=VLOOKUP([.$H37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[.G38]/127" office:value-type="float" office:value="0.291338582677165" calcext:value-type="float">
            <text:p>0,291338582677165</text:p>
          </table:table-cell>
          <table:table-cell table:formula="of:=VLOOKUP([.$H38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[.G39]/127" office:value-type="float" office:value="0.299212598425197" calcext:value-type="float">
            <text:p>0,299212598425197</text:p>
          </table:table-cell>
          <table:table-cell table:formula="of:=VLOOKUP([.$H39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[.G40]/127" office:value-type="float" office:value="0.307086614173228" calcext:value-type="float">
            <text:p>0,307086614173228</text:p>
          </table:table-cell>
          <table:table-cell table:formula="of:=VLOOKUP([.$H40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[.G41]/127" office:value-type="float" office:value="0.31496062992126" calcext:value-type="float">
            <text:p>0,31496062992126</text:p>
          </table:table-cell>
          <table:table-cell table:formula="of:=VLOOKUP([.$H41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[.G42]/127" office:value-type="float" office:value="0.322834645669291" calcext:value-type="float">
            <text:p>0,322834645669291</text:p>
          </table:table-cell>
          <table:table-cell table:formula="of:=VLOOKUP([.$H42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[.G43]/127" office:value-type="float" office:value="0.330708661417323" calcext:value-type="float">
            <text:p>0,330708661417323</text:p>
          </table:table-cell>
          <table:table-cell table:formula="of:=VLOOKUP([.$H43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[.G44]/127" office:value-type="float" office:value="0.338582677165354" calcext:value-type="float">
            <text:p>0,338582677165354</text:p>
          </table:table-cell>
          <table:table-cell table:formula="of:=VLOOKUP([.$H44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[.G45]/127" office:value-type="float" office:value="0.346456692913386" calcext:value-type="float">
            <text:p>0,346456692913386</text:p>
          </table:table-cell>
          <table:table-cell table:formula="of:=VLOOKUP([.$H45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[.G46]/127" office:value-type="float" office:value="0.354330708661417" calcext:value-type="float">
            <text:p>0,354330708661417</text:p>
          </table:table-cell>
          <table:table-cell table:formula="of:=VLOOKUP([.$H46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[.G47]/127" office:value-type="float" office:value="0.362204724409449" calcext:value-type="float">
            <text:p>0,362204724409449</text:p>
          </table:table-cell>
          <table:table-cell table:formula="of:=VLOOKUP([.$H47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[.G48]/127" office:value-type="float" office:value="0.37007874015748" calcext:value-type="float">
            <text:p>0,37007874015748</text:p>
          </table:table-cell>
          <table:table-cell table:formula="of:=VLOOKUP([.$H48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[.G49]/127" office:value-type="float" office:value="0.377952755905512" calcext:value-type="float">
            <text:p>0,377952755905512</text:p>
          </table:table-cell>
          <table:table-cell table:formula="of:=VLOOKUP([.$H49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[.G50]/127" office:value-type="float" office:value="0.385826771653543" calcext:value-type="float">
            <text:p>0,385826771653543</text:p>
          </table:table-cell>
          <table:table-cell table:formula="of:=VLOOKUP([.$H50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[.G51]/127" office:value-type="float" office:value="0.393700787401575" calcext:value-type="float">
            <text:p>0,393700787401575</text:p>
          </table:table-cell>
          <table:table-cell table:formula="of:=VLOOKUP([.$H51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[.G52]/127" office:value-type="float" office:value="0.401574803149606" calcext:value-type="float">
            <text:p>0,401574803149606</text:p>
          </table:table-cell>
          <table:table-cell table:formula="of:=VLOOKUP([.$H52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[.G53]/127" office:value-type="float" office:value="0.409448818897638" calcext:value-type="float">
            <text:p>0,409448818897638</text:p>
          </table:table-cell>
          <table:table-cell table:formula="of:=VLOOKUP([.$H53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[.G54]/127" office:value-type="float" office:value="0.417322834645669" calcext:value-type="float">
            <text:p>0,417322834645669</text:p>
          </table:table-cell>
          <table:table-cell table:formula="of:=VLOOKUP([.$H54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[.G55]/127" office:value-type="float" office:value="0.425196850393701" calcext:value-type="float">
            <text:p>0,425196850393701</text:p>
          </table:table-cell>
          <table:table-cell table:formula="of:=VLOOKUP([.$H55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[.G56]/127" office:value-type="float" office:value="0.433070866141732" calcext:value-type="float">
            <text:p>0,433070866141732</text:p>
          </table:table-cell>
          <table:table-cell table:formula="of:=VLOOKUP([.$H56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[.G57]/127" office:value-type="float" office:value="0.440944881889764" calcext:value-type="float">
            <text:p>0,440944881889764</text:p>
          </table:table-cell>
          <table:table-cell table:formula="of:=VLOOKUP([.$H57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[.G58]/127" office:value-type="float" office:value="0.448818897637795" calcext:value-type="float">
            <text:p>0,448818897637795</text:p>
          </table:table-cell>
          <table:table-cell table:formula="of:=VLOOKUP([.$H58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[.G59]/127" office:value-type="float" office:value="0.456692913385827" calcext:value-type="float">
            <text:p>0,456692913385827</text:p>
          </table:table-cell>
          <table:table-cell table:formula="of:=VLOOKUP([.$H59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[.G60]/127" office:value-type="float" office:value="0.464566929133858" calcext:value-type="float">
            <text:p>0,464566929133858</text:p>
          </table:table-cell>
          <table:table-cell table:formula="of:=VLOOKUP([.$H60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[.G61]/127" office:value-type="float" office:value="0.47244094488189" calcext:value-type="float">
            <text:p>0,47244094488189</text:p>
          </table:table-cell>
          <table:table-cell table:formula="of:=VLOOKUP([.$H61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[.G62]/127" office:value-type="float" office:value="0.480314960629921" calcext:value-type="float">
            <text:p>0,480314960629921</text:p>
          </table:table-cell>
          <table:table-cell table:formula="of:=VLOOKUP([.$H62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[.G63]/127" office:value-type="float" office:value="0.488188976377953" calcext:value-type="float">
            <text:p>0,488188976377953</text:p>
          </table:table-cell>
          <table:table-cell table:formula="of:=VLOOKUP([.$H63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[.G64]/127" office:value-type="float" office:value="0.496062992125984" calcext:value-type="float">
            <text:p>0,496062992125984</text:p>
          </table:table-cell>
          <table:table-cell table:formula="of:=VLOOKUP([.$H64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[.G65]/127" office:value-type="float" office:value="0.503937007874016" calcext:value-type="float">
            <text:p>0,503937007874016</text:p>
          </table:table-cell>
          <table:table-cell table:formula="of:=VLOOKUP([.$H65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[.G66]/127" office:value-type="float" office:value="0.511811023622047" calcext:value-type="float">
            <text:p>0,511811023622047</text:p>
          </table:table-cell>
          <table:table-cell table:formula="of:=VLOOKUP([.$H66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[.G67]/127" office:value-type="float" office:value="0.519685039370079" calcext:value-type="float">
            <text:p>0,519685039370079</text:p>
          </table:table-cell>
          <table:table-cell table:formula="of:=VLOOKUP([.$H67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[.G68]/127" office:value-type="float" office:value="0.52755905511811" calcext:value-type="float">
            <text:p>0,52755905511811</text:p>
          </table:table-cell>
          <table:table-cell table:formula="of:=VLOOKUP([.$H68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[.G69]/127" office:value-type="float" office:value="0.535433070866142" calcext:value-type="float">
            <text:p>0,535433070866142</text:p>
          </table:table-cell>
          <table:table-cell table:formula="of:=VLOOKUP([.$H69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[.G70]/127" office:value-type="float" office:value="0.543307086614173" calcext:value-type="float">
            <text:p>0,543307086614173</text:p>
          </table:table-cell>
          <table:table-cell table:formula="of:=VLOOKUP([.$H70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[.G71]/127" office:value-type="float" office:value="0.551181102362205" calcext:value-type="float">
            <text:p>0,551181102362205</text:p>
          </table:table-cell>
          <table:table-cell table:formula="of:=VLOOKUP([.$H71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[.G72]/127" office:value-type="float" office:value="0.559055118110236" calcext:value-type="float">
            <text:p>0,559055118110236</text:p>
          </table:table-cell>
          <table:table-cell table:formula="of:=VLOOKUP([.$H72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[.G73]/127" office:value-type="float" office:value="0.566929133858268" calcext:value-type="float">
            <text:p>0,566929133858268</text:p>
          </table:table-cell>
          <table:table-cell table:formula="of:=VLOOKUP([.$H73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[.G74]/127" office:value-type="float" office:value="0.574803149606299" calcext:value-type="float">
            <text:p>0,574803149606299</text:p>
          </table:table-cell>
          <table:table-cell table:formula="of:=VLOOKUP([.$H74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[.G75]/127" office:value-type="float" office:value="0.582677165354331" calcext:value-type="float">
            <text:p>0,582677165354331</text:p>
          </table:table-cell>
          <table:table-cell table:formula="of:=VLOOKUP([.$H75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[.G76]/127" office:value-type="float" office:value="0.590551181102362" calcext:value-type="float">
            <text:p>0,590551181102362</text:p>
          </table:table-cell>
          <table:table-cell table:formula="of:=VLOOKUP([.$H76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[.G77]/127" office:value-type="float" office:value="0.598425196850394" calcext:value-type="float">
            <text:p>0,598425196850394</text:p>
          </table:table-cell>
          <table:table-cell table:formula="of:=VLOOKUP([.$H77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[.G78]/127" office:value-type="float" office:value="0.606299212598425" calcext:value-type="float">
            <text:p>0,606299212598425</text:p>
          </table:table-cell>
          <table:table-cell table:formula="of:=VLOOKUP([.$H78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[.G79]/127" office:value-type="float" office:value="0.614173228346457" calcext:value-type="float">
            <text:p>0,614173228346457</text:p>
          </table:table-cell>
          <table:table-cell table:formula="of:=VLOOKUP([.$H79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[.G80]/127" office:value-type="float" office:value="0.622047244094488" calcext:value-type="float">
            <text:p>0,622047244094488</text:p>
          </table:table-cell>
          <table:table-cell table:formula="of:=VLOOKUP([.$H80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[.G81]/127" office:value-type="float" office:value="0.62992125984252" calcext:value-type="float">
            <text:p>0,62992125984252</text:p>
          </table:table-cell>
          <table:table-cell table:formula="of:=VLOOKUP([.$H81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[.G82]/127" office:value-type="float" office:value="0.637795275590551" calcext:value-type="float">
            <text:p>0,637795275590551</text:p>
          </table:table-cell>
          <table:table-cell table:formula="of:=VLOOKUP([.$H82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[.G83]/127" office:value-type="float" office:value="0.645669291338583" calcext:value-type="float">
            <text:p>0,645669291338583</text:p>
          </table:table-cell>
          <table:table-cell table:formula="of:=VLOOKUP([.$H83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[.G84]/127" office:value-type="float" office:value="0.653543307086614" calcext:value-type="float">
            <text:p>0,653543307086614</text:p>
          </table:table-cell>
          <table:table-cell table:formula="of:=VLOOKUP([.$H84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[.G85]/127" office:value-type="float" office:value="0.661417322834646" calcext:value-type="float">
            <text:p>0,661417322834646</text:p>
          </table:table-cell>
          <table:table-cell table:formula="of:=VLOOKUP([.$H85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formula="of:=[.G86]/127" office:value-type="float" office:value="0.669291338582677" calcext:value-type="float">
            <text:p>0,669291338582677</text:p>
          </table:table-cell>
          <table:table-cell table:formula="of:=VLOOKUP([.$H86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[.G87]/127" office:value-type="float" office:value="0.677165354330709" calcext:value-type="float">
            <text:p>0,677165354330709</text:p>
          </table:table-cell>
          <table:table-cell table:formula="of:=VLOOKUP([.$H87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[.G88]/127" office:value-type="float" office:value="0.68503937007874" calcext:value-type="float">
            <text:p>0,68503937007874</text:p>
          </table:table-cell>
          <table:table-cell table:formula="of:=VLOOKUP([.$H88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[.G89]/127" office:value-type="float" office:value="0.692913385826772" calcext:value-type="float">
            <text:p>0,692913385826772</text:p>
          </table:table-cell>
          <table:table-cell table:formula="of:=VLOOKUP([.$H89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[.G90]/127" office:value-type="float" office:value="0.700787401574803" calcext:value-type="float">
            <text:p>0,700787401574803</text:p>
          </table:table-cell>
          <table:table-cell table:formula="of:=VLOOKUP([.$H90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[.G91]/127" office:value-type="float" office:value="0.708661417322835" calcext:value-type="float">
            <text:p>0,708661417322835</text:p>
          </table:table-cell>
          <table:table-cell table:formula="of:=VLOOKUP([.$H91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[.G92]/127" office:value-type="float" office:value="0.716535433070866" calcext:value-type="float">
            <text:p>0,716535433070866</text:p>
          </table:table-cell>
          <table:table-cell table:formula="of:=VLOOKUP([.$H92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[.G93]/127" office:value-type="float" office:value="0.724409448818898" calcext:value-type="float">
            <text:p>0,724409448818898</text:p>
          </table:table-cell>
          <table:table-cell table:formula="of:=VLOOKUP([.$H93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formula="of:=[.G94]/127" office:value-type="float" office:value="0.732283464566929" calcext:value-type="float">
            <text:p>0,732283464566929</text:p>
          </table:table-cell>
          <table:table-cell table:formula="of:=VLOOKUP([.$H94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[.G95]/127" office:value-type="float" office:value="0.740157480314961" calcext:value-type="float">
            <text:p>0,740157480314961</text:p>
          </table:table-cell>
          <table:table-cell table:formula="of:=VLOOKUP([.$H95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[.G96]/127" office:value-type="float" office:value="0.748031496062992" calcext:value-type="float">
            <text:p>0,748031496062992</text:p>
          </table:table-cell>
          <table:table-cell table:formula="of:=VLOOKUP([.$H96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[.G97]/127" office:value-type="float" office:value="0.755905511811024" calcext:value-type="float">
            <text:p>0,755905511811024</text:p>
          </table:table-cell>
          <table:table-cell table:formula="of:=VLOOKUP([.$H97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formula="of:=[.G98]/127" office:value-type="float" office:value="0.763779527559055" calcext:value-type="float">
            <text:p>0,763779527559055</text:p>
          </table:table-cell>
          <table:table-cell table:formula="of:=VLOOKUP([.$H98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[.G99]/127" office:value-type="float" office:value="0.771653543307087" calcext:value-type="float">
            <text:p>0,771653543307087</text:p>
          </table:table-cell>
          <table:table-cell table:formula="of:=VLOOKUP([.$H99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formula="of:=[.G100]/127" office:value-type="float" office:value="0.779527559055118" calcext:value-type="float">
            <text:p>0,779527559055118</text:p>
          </table:table-cell>
          <table:table-cell table:formula="of:=VLOOKUP([.$H100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.G101]/127" office:value-type="float" office:value="0.78740157480315" calcext:value-type="float">
            <text:p>0,78740157480315</text:p>
          </table:table-cell>
          <table:table-cell table:formula="of:=VLOOKUP([.$H101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table:formula="of:=[.G102]/127" office:value-type="float" office:value="0.795275590551181" calcext:value-type="float">
            <text:p>0,795275590551181</text:p>
          </table:table-cell>
          <table:table-cell table:formula="of:=VLOOKUP([.$H102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[.G103]/127" office:value-type="float" office:value="0.803149606299213" calcext:value-type="float">
            <text:p>0,803149606299213</text:p>
          </table:table-cell>
          <table:table-cell table:formula="of:=VLOOKUP([.$H103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[.G104]/127" office:value-type="float" office:value="0.811023622047244" calcext:value-type="float">
            <text:p>0,811023622047244</text:p>
          </table:table-cell>
          <table:table-cell table:formula="of:=VLOOKUP([.$H104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[.G105]/127" office:value-type="float" office:value="0.818897637795276" calcext:value-type="float">
            <text:p>0,818897637795276</text:p>
          </table:table-cell>
          <table:table-cell table:formula="of:=VLOOKUP([.$H105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table:formula="of:=[.G106]/127" office:value-type="float" office:value="0.826771653543307" calcext:value-type="float">
            <text:p>0,826771653543307</text:p>
          </table:table-cell>
          <table:table-cell table:formula="of:=VLOOKUP([.$H106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[.G107]/127" office:value-type="float" office:value="0.834645669291339" calcext:value-type="float">
            <text:p>0,834645669291339</text:p>
          </table:table-cell>
          <table:table-cell table:formula="of:=VLOOKUP([.$H107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[.G108]/127" office:value-type="float" office:value="0.84251968503937" calcext:value-type="float">
            <text:p>0,84251968503937</text:p>
          </table:table-cell>
          <table:table-cell table:formula="of:=VLOOKUP([.$H108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[.G109]/127" office:value-type="float" office:value="0.850393700787402" calcext:value-type="float">
            <text:p>0,850393700787402</text:p>
          </table:table-cell>
          <table:table-cell table:formula="of:=VLOOKUP([.$H109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[.G110]/127" office:value-type="float" office:value="0.858267716535433" calcext:value-type="float">
            <text:p>0,858267716535433</text:p>
          </table:table-cell>
          <table:table-cell table:formula="of:=VLOOKUP([.$H110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table:formula="of:=[.G111]/127" office:value-type="float" office:value="0.866141732283465" calcext:value-type="float">
            <text:p>0,866141732283465</text:p>
          </table:table-cell>
          <table:table-cell table:formula="of:=VLOOKUP([.$H111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[.G112]/127" office:value-type="float" office:value="0.874015748031496" calcext:value-type="float">
            <text:p>0,874015748031496</text:p>
          </table:table-cell>
          <table:table-cell table:formula="of:=VLOOKUP([.$H112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[.G113]/127" office:value-type="float" office:value="0.881889763779528" calcext:value-type="float">
            <text:p>0,881889763779528</text:p>
          </table:table-cell>
          <table:table-cell table:formula="of:=VLOOKUP([.$H113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[.G114]/127" office:value-type="float" office:value="0.889763779527559" calcext:value-type="float">
            <text:p>0,889763779527559</text:p>
          </table:table-cell>
          <table:table-cell table:formula="of:=VLOOKUP([.$H114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[.G115]/127" office:value-type="float" office:value="0.897637795275591" calcext:value-type="float">
            <text:p>0,897637795275591</text:p>
          </table:table-cell>
          <table:table-cell table:formula="of:=VLOOKUP([.$H115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[.G116]/127" office:value-type="float" office:value="0.905511811023622" calcext:value-type="float">
            <text:p>0,905511811023622</text:p>
          </table:table-cell>
          <table:table-cell table:formula="of:=VLOOKUP([.$H116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[.G117]/127" office:value-type="float" office:value="0.913385826771654" calcext:value-type="float">
            <text:p>0,913385826771654</text:p>
          </table:table-cell>
          <table:table-cell table:formula="of:=VLOOKUP([.$H117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[.G118]/127" office:value-type="float" office:value="0.921259842519685" calcext:value-type="float">
            <text:p>0,921259842519685</text:p>
          </table:table-cell>
          <table:table-cell table:formula="of:=VLOOKUP([.$H118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[.G119]/127" office:value-type="float" office:value="0.929133858267717" calcext:value-type="float">
            <text:p>0,929133858267717</text:p>
          </table:table-cell>
          <table:table-cell table:formula="of:=VLOOKUP([.$H119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[.G120]/127" office:value-type="float" office:value="0.937007874015748" calcext:value-type="float">
            <text:p>0,937007874015748</text:p>
          </table:table-cell>
          <table:table-cell table:formula="of:=VLOOKUP([.$H120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[.G121]/127" office:value-type="float" office:value="0.94488188976378" calcext:value-type="float">
            <text:p>0,94488188976378</text:p>
          </table:table-cell>
          <table:table-cell table:formula="of:=VLOOKUP([.$H121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[.G122]/127" office:value-type="float" office:value="0.952755905511811" calcext:value-type="float">
            <text:p>0,952755905511811</text:p>
          </table:table-cell>
          <table:table-cell table:formula="of:=VLOOKUP([.$H122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[.G123]/127" office:value-type="float" office:value="0.960629921259843" calcext:value-type="float">
            <text:p>0,960629921259843</text:p>
          </table:table-cell>
          <table:table-cell table:formula="of:=VLOOKUP([.$H123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[.G124]/127" office:value-type="float" office:value="0.968503937007874" calcext:value-type="float">
            <text:p>0,968503937007874</text:p>
          </table:table-cell>
          <table:table-cell table:formula="of:=VLOOKUP([.$H124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[.G125]/127" office:value-type="float" office:value="0.976377952755906" calcext:value-type="float">
            <text:p>0,976377952755906</text:p>
          </table:table-cell>
          <table:table-cell table:formula="of:=VLOOKUP([.$H125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[.G126]/127" office:value-type="float" office:value="0.984251968503937" calcext:value-type="float">
            <text:p>0,984251968503937</text:p>
          </table:table-cell>
          <table:table-cell table:formula="of:=VLOOKUP([.$H126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[.G127]/127" office:value-type="float" office:value="0.992125984251969" calcext:value-type="float">
            <text:p>0,992125984251969</text:p>
          </table:table-cell>
          <table:table-cell table:formula="of:=VLOOKUP([.$H127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[.G128]/127" office:value-type="float" office:value="1" calcext:value-type="float">
            <text:p>1</text:p>
          </table:table-cell>
          <table:table-cell table:formula="of:=VLOOKUP([.$H128];[.D$1:.E$16];2;1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05:36.79472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6T21:38:36.075797100</meta:creation-date>
    <dc:date>2025-07-09T18:26:48.366433600</dc:date>
    <meta:editing-duration>PT7H47M11S</meta:editing-duration>
    <meta:editing-cycles>5</meta:editing-cycles>
    <meta:generator>LibreOffice/25.2.4.3$Windows_X86_64 LibreOffice_project/33e196637044ead23f5c3226cde09b47731f7e27</meta:generator>
    <meta:document-statistic meta:table-count="1" meta:cell-count="464" meta:object-count="0"/>
  </office:meta>
</office:document-meta>
</file>